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Ubuntu1" svg:font-family="Ubuntu" style:font-pitch="variable"/>
    <style:font-face style:name="Ubuntu" svg:font-family="Ubuntu" style:font-adornments="Gra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4.651cm" table:align="margins" style:writing-mode="lr-tb"/>
    </style:style>
    <style:style style:name="Tableau1.A" style:family="table-column">
      <style:table-column-properties style:column-width="2.93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fo:language="fr" fo:country="FR" fo:font-weight="bold" officeooo:rsid="000d87ec" officeooo:paragraph-rsid="000d87ec" style:font-size-asian="12pt" style:font-weight-asian="bold"/>
    </style:style>
    <style:style style:name="P2" style:family="paragraph" style:parent-style-name="Standard">
      <style:text-properties style:font-name="Ubuntu1" fo:font-size="12pt" fo:language="fr" fo:country="FR" officeooo:rsid="000d87ec" officeooo:paragraph-rsid="000d87ec" style:font-size-asian="12pt" style:font-size-complex="12pt"/>
    </style:style>
    <style:style style:name="P3" style:family="paragraph" style:parent-style-name="Standard">
      <style:text-properties style:font-name="Ubuntu1" fo:font-size="12pt" fo:language="fr" fo:country="FR" officeooo:rsid="001be5d8" officeooo:paragraph-rsid="001be5d8" style:font-size-asian="12pt" style:font-size-complex="12pt"/>
    </style:style>
    <style:style style:name="P4" style:family="paragraph" style:parent-style-name="Standard">
      <style:text-properties style:font-name="Ubuntu1" fo:font-size="12pt" fo:language="fr" fo:country="FR" officeooo:rsid="00241243" officeooo:paragraph-rsid="00241243" style:font-size-asian="12pt" style:font-size-complex="12pt"/>
    </style:style>
    <style:style style:name="P5" style:family="paragraph" style:parent-style-name="Standard">
      <style:text-properties style:font-name="Ubuntu1" fo:font-size="12pt" fo:language="fr" fo:country="FR" officeooo:rsid="00241243" officeooo:paragraph-rsid="00301b34" style:font-size-asian="12pt" style:font-size-complex="12pt"/>
    </style:style>
    <style:style style:name="P6" style:family="paragraph" style:parent-style-name="Standard">
      <style:text-properties style:font-name="Ubuntu1" fo:font-size="12pt" fo:language="fr" fo:country="FR" officeooo:rsid="002d5f02" officeooo:paragraph-rsid="002d5f02" style:font-size-asian="12pt" style:font-size-complex="12pt"/>
    </style:style>
    <style:style style:name="P7" style:family="paragraph" style:parent-style-name="Standard">
      <style:text-properties style:font-name="Ubuntu1" fo:font-size="12pt" fo:language="fr" fo:country="FR" officeooo:rsid="002ad9c3" officeooo:paragraph-rsid="002ad9c3" style:font-size-asian="12pt" style:font-size-complex="12pt"/>
    </style:style>
    <style:style style:name="P8" style:family="paragraph" style:parent-style-name="Standard">
      <style:text-properties style:font-name="Ubuntu1" fo:font-size="12pt" fo:language="fr" fo:country="FR" officeooo:rsid="002bbc85" officeooo:paragraph-rsid="002bbc85" style:font-size-asian="12pt" style:font-size-complex="12pt"/>
    </style:style>
    <style:style style:name="P9" style:family="paragraph" style:parent-style-name="Standard">
      <style:text-properties style:font-name="Ubuntu1" fo:font-size="12pt" fo:language="fr" fo:country="FR" fo:font-weight="normal" officeooo:paragraph-rsid="003b3c77" style:font-size-asian="12pt" style:font-weight-asian="normal" style:font-name-complex="Ubuntu1" style:font-size-complex="12pt" style:font-weight-complex="normal"/>
    </style:style>
    <style:style style:name="P10" style:family="paragraph" style:parent-style-name="Standard">
      <style:text-properties style:font-name="Ubuntu1" fo:font-size="12pt" officeooo:paragraph-rsid="003b3c77" style:font-size-asian="12pt" style:font-name-complex="Ubuntu1" style:font-size-complex="12pt"/>
    </style:style>
    <style:style style:name="P11" style:family="paragraph" style:parent-style-name="Standard">
      <style:text-properties style:font-name="Ubuntu1" officeooo:paragraph-rsid="003b3c77" style:font-name-complex="Ubuntu1"/>
    </style:style>
    <style:style style:name="P12" style:family="paragraph" style:parent-style-name="Standard">
      <style:text-properties style:use-window-font-color="true" style:font-name="Ubuntu1" fo:font-size="12pt" fo:language="fr" fo:country="FR" fo:font-weight="bold" officeooo:rsid="00241243" officeooo:paragraph-rsid="00301b3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Ubuntu1" fo:font-size="12pt" fo:language="fr" fo:country="FR" fo:font-weight="normal" officeooo:rsid="00355dd2" officeooo:paragraph-rsid="00339e8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text-properties style:use-window-font-color="true" style:font-name="Ubuntu1" fo:font-size="12pt" fo:language="fr" fo:country="FR" fo:font-weight="normal" officeooo:rsid="0039491f" officeooo:paragraph-rsid="0039491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text-properties style:use-window-font-color="true" style:font-name="Ubuntu1" fo:font-size="12pt" fo:language="fr" fo:country="FR" fo:font-weight="normal" officeooo:rsid="0039491f" officeooo:paragraph-rsid="003eadd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Standard">
      <style:text-properties style:use-window-font-color="true" style:font-name="Ubuntu1" fo:font-size="12pt" fo:language="fr" fo:country="FR" fo:font-weight="normal" officeooo:paragraph-rsid="003b3c77" style:font-name-asian="Times New Roman" style:font-size-asian="12pt" style:font-weight-asian="normal" style:font-name-complex="Ubuntu1" style:font-size-complex="12pt" style:language-complex="ar" style:country-complex="SA" style:font-weight-complex="normal"/>
    </style:style>
    <style:style style:name="P17" style:family="paragraph" style:parent-style-name="Standard">
      <style:text-properties style:use-window-font-color="true" style:font-name="Ubuntu1" fo:font-size="12pt" fo:language="fr" fo:country="FR" fo:font-weight="normal" officeooo:rsid="003d0d28" officeooo:paragraph-rsid="003d0d28" style:font-name-asian="Times New Roman" style:font-size-asian="12pt" style:font-weight-asian="normal" style:font-name-complex="Ubuntu1" style:font-size-complex="12pt" style:language-complex="ar" style:country-complex="SA" style:font-weight-complex="normal"/>
    </style:style>
    <style:style style:name="P18" style:family="paragraph" style:parent-style-name="Standard">
      <style:text-properties fo:color="#313739" style:font-name="Monospace" fo:font-size="10pt" fo:language="fr" fo:country="FR" fo:font-weight="normal" officeooo:paragraph-rsid="003b3c77" style:font-size-asian="10pt" style:font-weight-asian="normal" style:font-name-complex="Monospace" style:font-size-complex="12pt" style:font-weight-complex="normal"/>
    </style:style>
    <style:style style:name="P19" style:family="paragraph" style:parent-style-name="Text_20_body">
      <style:text-properties style:font-name="Ubuntu1"/>
    </style:style>
    <style:style style:name="P20" style:family="paragraph" style:parent-style-name="Heading_20_2">
      <style:text-properties style:font-name="Ubuntu1" fo:font-size="12pt" fo:language="fr" fo:country="FR" officeooo:paragraph-rsid="003b2cd1" style:font-size-asian="12pt" style:font-size-complex="12pt"/>
    </style:style>
    <style:style style:name="P21" style:family="paragraph" style:parent-style-name="Heading_20_2">
      <style:text-properties style:font-name="Ubuntu1" fo:font-size="12pt" fo:language="fr" fo:country="FR" fo:font-weight="normal" officeooo:rsid="003b2cd1" style:font-size-asian="12pt" style:font-weight-asian="normal" style:font-name-complex="Ubuntu1" style:font-size-complex="12pt" style:font-weight-complex="normal"/>
    </style:style>
    <style:style style:name="P22" style:family="paragraph" style:parent-style-name="Table_20_Contents">
      <style:text-properties style:font-name="Ubuntu1" officeooo:rsid="003eadd3" officeooo:paragraph-rsid="003eadd3"/>
    </style:style>
    <style:style style:name="P23" style:family="paragraph" style:parent-style-name="Table_20_Contents">
      <style:text-properties officeooo:rsid="003eadd3" officeooo:paragraph-rsid="003eadd3"/>
    </style:style>
    <style:style style:name="P24" style:family="paragraph" style:parent-style-name="Text_20_body" style:master-page-name="Standard">
      <style:paragraph-properties style:page-number="auto"/>
      <style:text-properties style:use-window-font-color="true" style:font-name="Ubuntu1" fo:font-size="11pt" fo:language="en" fo:country="GB" officeooo:paragraph-rsid="00434118" style:font-name-asian="Times New Roman" style:font-size-asian="11pt" style:language-asian="zh" style:country-asian="CN" style:font-name-complex="Times New Roman" style:font-size-complex="10pt" style:language-complex="ar" style:country-complex="SA"/>
    </style:style>
    <style:style style:name="P25" style:family="paragraph" style:parent-style-name="Heading_20_2">
      <style:text-properties officeooo:paragraph-rsid="00434118"/>
    </style:style>
    <style:style style:name="P26" style:family="paragraph" style:parent-style-name="Standard" style:list-style-name="L1">
      <style:text-properties style:font-name="Ubuntu1" fo:font-size="12pt" fo:language="fr" fo:country="FR" officeooo:rsid="002ad9c3" officeooo:paragraph-rsid="002ad9c3" style:font-size-asian="12pt" style:font-size-complex="12pt"/>
    </style:style>
    <style:style style:name="T1" style:family="text">
      <style:text-properties officeooo:rsid="002a7bf2"/>
    </style:style>
    <style:style style:name="T2" style:family="text">
      <style:text-properties officeooo:rsid="0011591f"/>
    </style:style>
    <style:style style:name="T3" style:family="text">
      <style:text-properties officeooo:rsid="00241243"/>
    </style:style>
    <style:style style:name="T4" style:family="text">
      <style:text-properties officeooo:rsid="002d5f02"/>
    </style:style>
    <style:style style:name="T5" style:family="text">
      <style:text-properties officeooo:rsid="00301b34"/>
    </style:style>
    <style:style style:name="T6" style:family="text">
      <style:text-properties officeooo:rsid="0039491f"/>
    </style:style>
    <style:style style:name="T7" style:family="text">
      <style:text-properties officeooo:rsid="000d87ec"/>
    </style:style>
    <style:style style:name="T8" style:family="text">
      <style:text-properties officeooo:rsid="003b2cd1"/>
    </style:style>
    <style:style style:name="T9" style:family="text">
      <style:text-properties officeooo:rsid="003b3c77"/>
    </style:style>
    <style:style style:name="T10" style:family="text">
      <style:text-properties officeooo:rsid="0040a4e0"/>
    </style:style>
    <style:style style:name="T11" style:family="text">
      <style:text-properties officeooo:rsid="00424773"/>
    </style:style>
    <style:style style:name="T12" style:family="text">
      <style:text-properties officeooo:rsid="00428d43"/>
    </style:style>
    <style:style style:name="T13" style:family="text">
      <style:text-properties style:use-window-font-color="true" style:font-name="Ubuntu1" fo:font-size="11pt" fo:language="en" fo:country="GB" style:font-name-asian="Times New Roman" style:font-size-asian="11pt" style:language-asian="zh" style:country-asian="CN" style:font-name-complex="Times New Roman" style:font-size-complex="10pt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Nom des membres du groupe :</text:p>
      <text:p text:style-name="P25">Part<text:span text:style-name="T7">ie</text:span> 1<text:span text:style-name="T3"> </text:span>: <text:span text:style-name="T1">Tri par cartes, taxonomie pour un restaurant</text:span></text:p>
      <text:p text:style-name="P2"/>
      <text:p text:style-name="P7">Avec la méthode du trie par cartes, faite des regroupements et identifier les avec des libellés appropriés. </text:p>
      <text:p text:style-name="P2"/>
      <text:list xml:id="list178864930" text:style-name="L1">
        <text:list-item>
          <text:p text:style-name="P26">Ragoût de lapin </text:p>
        </text:list-item>
        <text:list-item>
          <text:p text:style-name="P26">Salade tiède de radicchio </text:p>
        </text:list-item>
        <text:list-item>
          <text:p text:style-name="P26">Radis &amp; fenouil salade tiède </text:p>
        </text:list-item>
        <text:list-item>
          <text:p text:style-name="P26">Salade niçoise </text:p>
        </text:list-item>
        <text:list-item>
          <text:p text:style-name="P26">Ratatouille </text:p>
        </text:list-item>
        <text:list-item>
          <text:p text:style-name="P26">Poids chiches et soupe poireaux </text:p>
        </text:list-item>
        <text:list-item>
          <text:p text:style-name="P26">Tagliatelles aux champignons </text:p>
        </text:list-item>
        <text:list-item>
          <text:p text:style-name="P26">Salade betterave </text:p>
        </text:list-item>
        <text:list-item>
          <text:p text:style-name="P26">Taboulé </text:p>
        </text:list-item>
        <text:list-item>
          <text:p text:style-name="P26">Tagliatelles au pesto et moules </text:p>
        </text:list-item>
        <text:list-item>
          <text:p text:style-name="P26">Ragoût de palourdes </text:p>
        </text:list-item>
        <text:list-item>
          <text:p text:style-name="P26">Poulet salade tiède de foie </text:p>
        </text:list-item>
        <text:list-item>
          <text:p text:style-name="P26">Ravioli &amp; prosciutto </text:p>
        </text:list-item>
        <text:list-item>
          <text:p text:style-name="P26">Agneau aux abricots Afrique du Nord </text:p>
        </text:list-item>
      </text:list>
      <text:p text:style-name="P7"/>
      <text:p text:style-name="P8">Note<text:span text:style-name="T10">z</text:span> juste le numéro de chaque groupe.</text:p>
      <text:p text:style-name="P8"/>
      <text:p text:style-name="P8">La méthode du <text:span text:style-name="T11">« </text:span>trie par carte<text:span text:style-name="T11"> » </text:span>est-elle efficace ?</text:p>
      <text:p text:style-name="Heading_20_2">Partie 2<text:span text:style-name="T3"> </text:span>: N<text:span text:style-name="T4">avigation</text:span></text:p>
      <text:p text:style-name="P3"/>
      <text:p text:style-name="P6">Pouvez-vous en déduire un système de navigation ?</text:p>
      <text:p text:style-name="P4"/>
      <text:p text:style-name="Heading_20_2">Partie 3 : <text:span text:style-name="T4">Icônes</text:span></text:p>
      <text:p text:style-name="P4"/>
      <text:p text:style-name="P6">Essayer de trouver des <text:span text:style-name="T11">icônes</text:span> permettant de mettre en avant cette navigation.</text:p>
      <text:p text:style-name="P6"/>
      <text:p text:style-name="P6">Ces icônes ont-elles une valeur ajoutée ?</text:p>
      <text:p text:style-name="P5"/>
      <text:p text:style-name="Heading_20_2">Partie <text:span text:style-name="T5">4</text:span> : <text:span text:style-name="T6">Système de navigations</text:span></text:p>
      <text:p text:style-name="P12"/>
      <text:p text:style-name="P14">Reprenez les prototype<text:span text:style-name="T12">s</text:span> du TD 2 sur l'outil de réservation de billet d'avion.</text:p>
      <text:p text:style-name="P14">Pour chaque écran, répondez aux questions suivante et indiquez comment vous pouvez améliorer l'interface.</text:p>
      <text:p text:style-name="P14"/>
      <text:p text:style-name="P14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2">Nom de l'écran/étape</text:p>
          </table:table-cell>
          <table:table-cell table:style-name="Tableau1.A1" office:value-type="string">
            <text:p text:style-name="P15">Où suis-je ?</text:p>
          </table:table-cell>
          <table:table-cell table:style-name="Tableau1.A1" office:value-type="string">
            <text:p text:style-name="P15">Où est-ce que je peux aller ?</text:p>
          </table:table-cell>
          <table:table-cell table:style-name="Tableau1.A1" office:value-type="string">
            <text:p text:style-name="P15">Pourquoi je dois aller la <text:soft-page-break/>bas ? Qu'est ce que je vais y trouver ?</text:p>
          </table:table-cell>
          <table:table-cell table:style-name="Tableau1.E1" office:value-type="string">
            <text:p text:style-name="P15">Comment j'y vais ? <text:soft-page-break/>Comment je reviens ?</text:p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14"/>
      <text:p text:style-name="P14"/>
      <text:p text:style-name="P12"/>
      <text:p text:style-name="P13"/>
      <text:p text:style-name="P20">Partie <text:span text:style-name="T8">5</text:span> : <text:span text:style-name="T8">Principe d'affordance</text:span></text:p>
      <text:p text:style-name="P19"/>
      <text:p text:style-name="P16">Observer l<text:span text:style-name="T9">'interface</text:span> suivant :</text:p>
      <text:p text:style-name="P17">http://codepen.io/nathanaelmartel/pen/yYgKYE</text:p>
      <text:p text:style-name="P18"/>
      <text:p text:style-name="P10">Quels problèmes ergonomiques peuvent-être améliorés (<text:span text:style-name="T9">affordance</text:span>) ?</text:p>
      <text:p text:style-name="P11"/>
      <text:p text:style-name="P9">Corrigez-les (sur codepen en utilisant «fork») et mettez votre URL ici.</text:p>
      <text:p text:style-name="P1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Ubuntu1" svg:font-family="Ubuntu" style:font-pitch="variable"/>
    <style:font-face style:name="Ubuntu" svg:font-family="Ubuntu" style:font-adornments="Gra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>
      <style:text-properties style:font-name="Ubuntu" fo:font-family="Ubuntu" style:font-style-name="Gras" style:font-pitch="variable" fo:font-weight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language="fr" fo:country="FR" fo:font-weight="bold" officeooo:rsid="000d87ec" officeooo:paragraph-rsid="000d87ec" style:font-size-asian="12pt" style:font-weight-asian="bold"/>
    </style:style>
    <style:style style:name="MT1" style:family="text">
      <style:text-properties officeooo:rsid="002a7bf2"/>
    </style:style>
    <style:style style:name="MT2" style:family="text">
      <style:text-properties officeooo:rsid="0011591f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D <text:span text:style-name="MT1">3 —</text:span> Interface Homme <text:span text:style-name="MT2">Machin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cussion is an important part of this practical, so you will learn more if you do it in a scheduled lab, and less if skim through it on your own</dc:title>
    <meta:initial-creator>Dept of Computing Science</meta:initial-creator>
    <meta:creation-date>2005-02-04T17:25:00</meta:creation-date>
    <dc:creator>Nathanaël Martel</dc:creator>
    <dc:date>2017-09-28T07:59:50.872464393</dc:date>
    <meta:print-date>2005-02-04T14:42:00</meta:print-date>
    <meta:editing-cycles>47</meta:editing-cycles>
    <meta:editing-duration>PT17H12M14S</meta:editing-duration>
    <meta:generator>LibreOffice/5.3.1.2$Linux_X86_64 LibreOffice_project/30m0$Build-2</meta:generator>
    <meta:document-statistic meta:table-count="1" meta:image-count="0" meta:object-count="0" meta:page-count="2" meta:paragraph-count="38" meta:word-count="250" meta:character-count="1493" meta:non-whitespace-character-count="1279"/>
  </office:meta>
</office:document-meta>
</file>